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padding-top="0.725cm" fo:padding-bottom="0.725cm" fo:padding-left="0.85cm" fo:padding-right="0.85cm"/>
    </style:style>
    <style:style style:name="gr3" style:family="graphic" style:parent-style-name="standard">
      <style:graphic-properties svg:stroke-width="1cm" svg:stroke-color="#000000" draw:marker-start-width="1.7cm" draw:marker-end-width="1.7cm" draw:fill="solid" draw:fill-color="#009933" draw:textarea-horizontal-align="justify" draw:textarea-vertical-align="middle" draw:auto-grow-height="false" fo:padding-top="0.625cm" fo:padding-bottom="0.625cm" fo:padding-left="0.75cm" fo:padding-right="0.75cm"/>
    </style:style>
    <style:style style:name="gr4" style:family="graphic" style:parent-style-name="objectwithoutfill">
      <style:graphic-properties svg:stroke-width="1cm" draw:marker-start-width="1.7cm" draw:marker-end-width="1.7cm" draw:fill="none" draw:fill-color="#4b1f6f" draw:textarea-vertical-align="middle" fo:padding-top="0.625cm" fo:padding-bottom="0.625cm" fo:padding-left="0.75cm" fo:padding-right="0.75cm"/>
    </style:style>
    <style:style style:name="gr5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padding-top="0.625cm" fo:padding-bottom="0.625cm" fo:padding-left="0.75cm" fo:padding-right="0.75cm"/>
    </style:style>
    <style:style style:name="gr6" style:family="graphic" style:parent-style-name="objectwithoutfill">
      <style:graphic-properties svg:stroke-width="1.3cm" draw:marker-start-width="2.15cm" draw:marker-end-width="2.15cm" svg:stroke-linecap="round" draw:fill="none" draw:fill-color="#4b1f6f" draw:textarea-vertical-align="middle" fo:padding-top="0.775cm" fo:padding-bottom="0.775cm" fo:padding-left="0.9cm" fo:padding-right="0.9cm"/>
    </style:style>
    <style:style style:name="gr7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padding-top="0.625cm" fo:padding-bottom="0.625cm" fo:padding-left="0.75cm" fo:padding-right="0.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9cm" svg:height="26.289cm" svg:x="23.598cm" svg:y="-2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032cm" svg:height="20.701cm" svg:x="1.359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779cm" svg:height="9.779cm" svg:x="13.227cm" svg:y="13.47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745.0306748466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.413cm" svg:y1="17.202cm" svg:x2="10.906cm" svg:y2="17.202cm">
          <text:p/>
        </draw:line>
        <draw:line draw:style-name="gr4" draw:text-style-name="P1" draw:layer="layout" svg:x1="3.414cm" svg:y1="19.402cm" svg:x2="10.896cm" svg:y2="19.402cm">
          <text:p/>
        </draw:line>
        <draw:custom-shape draw:style-name="gr5" draw:text-style-name="P1" draw:layer="layout" svg:width="6.35cm" svg:height="6.35cm" svg:x="9.166cm" svg:y="4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563cm" svg:y1="8.731cm" svg:x2="6.753cm" svg:y2="12.541cm">
          <text:p/>
        </draw:line>
        <draw:custom-shape draw:style-name="gr7" draw:text-style-name="P1" draw:layer="layout" svg:width="4.191cm" svg:height="4.191cm" svg:x="4.648cm" svg:y="10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4-12-10T19:52:51.064924965</dc:date>
    <dc:creator>Labio </dc:creator>
    <meta:editing-duration>PT43M22S</meta:editing-duration>
    <meta:editing-cycles>5</meta:editing-cycles>
    <meta:generator>LibreOffice/4.2.3.3$Linux_X86_64 LibreOffice_project/420m0$Build-3</meta:generator>
    <meta:document-statistic meta:object-count="9"/>
  </office:meta>
</office:document-meta>
</file>